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164cm" style:auto-text-indent="false"/>
      <style:text-properties style:font-name="Arial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17cm" style:auto-text-indent="false"/>
      <style:text-properties style:font-name="Arial" fo:font-size="12pt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pt" fo:country="BR" style:language-asian="zxx" style:country-asian="none" style:language-complex="zxx" style:country-complex="none"/>
    </style:style>
  </office:automatic-styles>
  <office:body>
    <office:text>
      <office:forms form:automatic-focus="false" form:apply-design-mode="false">
        <form:form form:name="Form1" form:apply-filter="true" form:method="post" form:control-implementation="ooo:com.sun.star.form.component.Form" office:target-frame="" xlink:href="http://corrector.aspx/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Introdução</text:p>
      <text:p text:style-name="P3"/>
      <text:p text:style-name="P3"/>
      <text:p text:style-name="P6">Nesse projeto sera desenvolvido um sistema para gerir vários processos existentes na imobiliária Suprema Imóveis. O mesmo sendo desenvolvido para web, possuindo módulos específicos para sanar as necessidades de seus usuários.</text:p>
      <text:p text:style-name="P7">Suprema Imóveis trata-se de um nome novo, no ramo imobiliário, porém, é o retorno da antiga Silveira Imóveis ao mercado. A suprema imóveis é uma microempresa com fins lucrativos, seus lucros são obtidos pela prestação de serviços como administração de imóveis e venda de imóveis</text:p>
      <text:p text:style-name="P8">Um problema antigo que foi herdado da antiga Silveira Imóveis é a falta de suporte tecnológico, sendo tudo feito na maioria das vezes manualmente por meio de formulários pré-digitados, não possuindo nenhum tipo de automação.</text:p>
      <text:p text:style-name="P6">Por ser um mercado pouco explorado é um excelente cenário para implantar novas idéias Analisando vários sítios eletrônicos podemos ver uma grande oportunidade pouco explorada pelas empresas da área, no ramo imobiliário os principais fatores de sucesso são a comunicação, a confiabilidade e a comodidade. Podendo ser implantadas funções auxiliando nas conquistas desses objetivos, assim auxiliando no crescimento da rede de relacionamentos da empresa e conseqüentemente no crescimento da próp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47M41S</meta:editing-duration>
    <meta:editing-cycles>9</meta:editing-cycles>
    <meta:generator>BrOffice.org/3.2$Win32 OpenOffice.org_project/320m12$Build-9483</meta:generator>
    <dc:date>2010-03-14T08:08:44.88</dc:date>
    <meta:print-date>2010-03-14T08:05:23.86</meta:print-date>
    <meta:document-statistic meta:table-count="0" meta:image-count="0" meta:object-count="0" meta:page-count="1" meta:paragraph-count="5" meta:word-count="182" meta:character-count="1232"/>
    <meta:user-defined meta:name="Info 1"/>
    <meta:user-defined meta:name="Info 2"/>
    <meta:user-defined meta:name="Info 3"/>
    <meta:user-defined meta:name="Info 4"/>
  </office:meta>
</office:document-meta>
</file>